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iceComponent.getResponse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iceComponent.getResponseCon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erviceComponent.MockServiceComponent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iceComponen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iceComponent.MockServic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ServiceComponent.transform( MessageExchange exchange , NormalizedMessage in , NormalizedMessage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ServiceComponent.setResponseProperties( Map response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iceComponent.setResponseXml( String response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iceComponent.getRespons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iceComponent.setResponseResource( Resource respons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iceComponent.getRespons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iceComponent.setResponseContent( Source response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